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 / LABS</text:p>
          </draw:text-box>
        </draw:frame>
        <draw:frame draw:style-name="TransBox" svg:width="31.8700cm" svg:height="5.5000cm" svg:x="1.0000cm" svg:y="2.3000cm">
          <draw:text-box>
            <text:p text:style-name="PTitleMain">Lab: Create a systemd Service</text:p>
          </draw:text-box>
        </draw:frame>
        <draw:frame draw:style-name="TransBox" svg:width="31.8700cm" svg:height="3.5000cm" svg:x="1.0000cm" svg:y="8.8000cm">
          <draw:text-box>
            <text:p text:style-name="PBody">Track: RHCSA Estimated time: 30 minutes Topology: Single VM Steps</text:p>
          </draw:text-box>
        </draw:frame>
        <draw:frame draw:style-name="TransBox" svg:width="31.8700cm" svg:height="1.0000cm" svg:x="1.0000cm" svg:y="17.8000cm">
          <draw:text-box>
            <text:p text:style-name="PFooter">03-rhcsa/labs/02-systemd-service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erequisites</text:p>
            <text:p text:style-name="PBullet">▶  Success criteria</text:p>
            <text:p text:style-name="PBullet">▶  Steps</text:p>
            <text:p text:style-name="PBullet">▶  Cleanup</text:p>
            <text:p text:style-name="PBullet">▶  Common failures</text:p>
            <text:p text:style-name="PBullet">▶  Why this matters in productio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Completed systemd Essentials and Logs and journalctl</text:p>
            <text:p text:style-name="PBullet">• VM snapshot take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A custom systemd service runs a script on boot</text:p>
            <text:p text:style-name="PBullet">• The service is enabled and starts automatically</text:p>
            <text:p text:style-name="PBullet">• Logs are visible in journalctl</text:p>
            <text:p text:style-name="PBullet">• A failure scenario is understood and debugge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CodeBox" svg:width="31.8700cm" svg:height="13.5500cm" svg:x="1.0000cm" svg:y="4.0000cm">
          <draw:text-box>
            <text:p text:style-name="PCode">sudo systemctl disable --now healthcheck.timer healthcheck.service
sudo rm /etc/systemd/system/healthcheck.{service,timer}
sudo rm /usr/local/bin/healthcheck.sh
sudo rm -f /var/log/healthcheck.log
sudo systemctl daemon-reloa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daemon-reload needed warning: Unit file changed but not reloaded</text:p>
            <text:p text:style-name="PBullet">• Service fails immediately: Script has syntax error or wrong path</text:p>
            <text:p text:style-name="PBullet">• is-enabled: disabled: Forgot enable step</text:p>
            <text:p text:style-name="PBullet">• Timer doesn't trigger: Timer unit not enable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This pattern — a script, a service unit, and a timer — is the foundation for</text:p>
            <text:p text:style-name="PBullet">• automated maintenance tasks, health reporting, log rotation triggers, and</text:p>
            <text:p text:style-name="PBullet">• application-specific watchdogs. Knowing how to create, debug, and manage these</text:p>
            <text:p text:style-name="PBullet">• units is a daily skill for RHEL administrators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: Create a systemd Service</text:p>
          </draw:text-box>
        </draw:frame>
        <draw:frame draw:style-name="TransBox" svg:width="31.8700cm" svg:height="13.5500cm" svg:x="1.0000cm" svg:y="4.0000cm">
          <draw:text-box>
            <text:p text:style-name="PBullet">✓  Prerequisites: Completed systemd Essentials and Logs and journalctl</text:p>
            <text:p text:style-name="PBullet">✓  Success criteria: A custom systemd service runs a script on boot</text:p>
            <text:p text:style-name="PBullet">✓  Cleanup</text:p>
            <text:p text:style-name="PBullet">✓  Common failures: Symptom: Likely cause</text:p>
            <text:p text:style-name="PBullet">✓  Why this matters in production: This pattern — a script, a service unit, and a timer — is the foundation for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